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tyles.xml"/>
  <manifest:file-entry manifest:media-type="text/xml" manifest:full-path="Object 91/settings.xml"/>
  <manifest:file-entry manifest:media-type="application/vnd.oasis.opendocument.graphics"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graphics"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graphics" manifest:version="1.2" manifest:full-path="Object 42/"/>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png" manifest:full-path="Pictures/10000000000004BB0000027499872B37.png"/>
  <manifest:file-entry manifest:media-type="image/png" manifest:full-path="Pictures/10000000000004BB00000274B228C7AB.png"/>
  <manifest:file-entry manifest:media-type="image/png" manifest:full-path="Pictures/10000000000015CC00000ADE5AE18856.png"/>
  <manifest:file-entry manifest:media-type="image/png" manifest:full-path="Pictures/10000000000003410000032A10D3C6E2.png"/>
  <manifest:file-entry manifest:media-type="image/png" manifest:full-path="Pictures/10000000000001300000001EA2726074.png"/>
  <manifest:file-entry manifest:media-type="image/png" manifest:full-path="Pictures/1000020100000295000001A618CDF284.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3410000032A54EBCCE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201000001F60000013E21C63F6B.png"/>
  <manifest:file-entry manifest:media-type="image/png" manifest:full-path="Pictures/10000000000005440000025F8E7422A7.png"/>
  <manifest:file-entry manifest:media-type="image/png" manifest:full-path="Pictures/10000000000003640000032A1F1DE904.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00000001EC900000E80F65B92BD.png"/>
  <manifest:file-entry manifest:media-type="image/png" manifest:full-path="Pictures/10000000000003640000032A13E94936.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20100000295000001A6BEC6D6B2.png"/>
  <manifest:file-entry manifest:media-type="image/png" manifest:full-path="Pictures/100000000000040F00000268EB6C7349.png"/>
  <manifest:file-entry manifest:media-type="image/png" manifest:full-path="Pictures/100000000000037500000353204BEECC.png"/>
  <manifest:file-entry manifest:media-type="image/png" manifest:full-path="Pictures/100002010000025B000001775C8B6C1F.png"/>
  <manifest:file-entry manifest:media-type="image/png" manifest:full-path="Pictures/100000000000002D0000002F1B5EEB5C.png"/>
  <manifest:file-entry manifest:media-type="image/png" manifest:full-path="Pictures/100000000000002F00000030675A2A9D.png"/>
  <manifest:file-entry manifest:media-type="image/png" manifest:full-path="Pictures/10000000000004BB00000274876162AF.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1F60000013EDB218E1B.png"/>
  <manifest:file-entry manifest:media-type="image/png" manifest:full-path="Pictures/10000000000004BB000002749229CF23.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tyles.xml"/>
  <manifest:file-entry manifest:media-type="text/xml" manifest:full-path="Object 43/settings.xml"/>
  <manifest:file-entry manifest:media-type="application/vnd.oasis.opendocument.graphics"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text/xml" manifest:full-path="Object 107/settings.xml"/>
  <manifest:file-entry manifest:media-type="application/vnd.oasis.opendocument.graphics"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text/xml" manifest:full-path="Object 108/settings.xml"/>
  <manifest:file-entry manifest:media-type="application/vnd.oasis.opendocument.graphics"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text/xml" manifest:full-path="Object 116/settings.xml"/>
  <manifest:file-entry manifest:media-type="application/vnd.oasis.opendocument.graphics" manifest:version="1.2" manifest:full-path="Object 116/"/>
  <manifest:file-entry manifest:media-type="" manifest:full-path="Object 117/Configurations2/statusbar/"/>
  <manifest:file-entry manifest:media-type="" manifest:full-path="Object 117/Configurations2/accelerator/current.xml"/>
  <manifest:file-entry manifest:media-type="" manifest:full-path="Object 117/Configurations2/accelerato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text/xml" manifest:full-path="Object 117/settings.xml"/>
  <manifest:file-entry manifest:media-type="application/vnd.oasis.opendocument.graphics"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text/xml" manifest:full-path="Object 118/settings.xml"/>
  <manifest:file-entry manifest:media-type="application/vnd.oasis.opendocument.graphics"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text/xml" manifest:full-path="Object 119/settings.xml"/>
  <manifest:file-entry manifest:media-type="application/vnd.oasis.opendocument.graphics" manifest:version="1.2" manifest:full-path="Object 1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accelerator/current.xml"/>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0/Configurations2/statusbar/"/>
  <manifest:file-entry manifest:media-type="" manifest:full-path="Object 120/Configurations2/accelerator/current.xml"/>
  <manifest:file-entry manifest:media-type="" manifest:full-path="Object 120/Configurations2/accelerato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accelerator/current.xml"/>
  <manifest:file-entry manifest:media-type="" manifest:full-path="Object 86/Configurations2/accelerato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graphics"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text-properties fo:color="#000000" fo:font-size="10pt" fo:background-color="transparent" style:font-size-asian="10pt" style:font-size-complex="10pt"/>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ab-stops>
          <style:tab-stop style:position="3.1909in"/>
        </style:tab-stops>
      </style:paragraph-properties>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ab-stops>
          <style:tab-stop style:position="3.1909in"/>
        </style:tab-stops>
      </style:paragraph-properties>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color="#ff0000"/>
    </style:style>
    <style:style style:name="P62" style:family="paragraph" style:parent-style-name="Text_20_body">
      <style:text-properties fo:color="#ff0000" fo:font-weight="bold" style:font-weight-asian="bold" style:font-weight-complex="bold"/>
    </style:style>
    <style:style style:name="P63" style:family="paragraph" style:parent-style-name="Text_20_body">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style>
    <style:style style:name="P65" style:family="paragraph" style:parent-style-name="Preformatted_20_Text">
      <style:paragraph-properties fo:margin-top="0in" fo:margin-bottom="0.1965in"/>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text-properties fo:color="#000000"/>
    </style:style>
    <style:style style:name="P67" style:family="paragraph" style:parent-style-name="Preformatted_20_Text">
      <style:paragraph-properties fo:margin-top="0in" fo:margin-bottom="0.1965in"/>
      <style:text-properties fo:color="#000000" fo:font-size="10pt" style:font-size-asian="10pt" style:font-size-complex="10pt"/>
    </style:style>
    <style:style style:name="P68" style:family="paragraph" style:parent-style-name="Preformatted_20_Text">
      <style:paragraph-properties fo:margin-top="0in" fo:margin-bottom="0.1965in"/>
      <style:text-properties fo:color="#0000ff" fo:font-size="10pt" fo:background-color="#e7e7ff" style:font-size-asian="10pt" style:font-size-complex="10pt"/>
    </style:style>
    <style:style style:name="P69" style:family="paragraph" style:parent-style-name="Preformatted_20_Text">
      <style:paragraph-properties fo:margin-top="0in" fo:margin-bottom="0.1965in"/>
      <style:text-properties fo:color="#0000ff" fo:font-size="10pt" style:font-size-asian="10pt" style:font-size-complex="10pt"/>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Text_20_body">
      <style:paragraph-properties fo:margin-top="0in" fo:margin-bottom="0.1965in"/>
      <style:text-properties fo:color="#000000"/>
    </style:style>
    <style:style style:name="P72" style:family="paragraph" style:parent-style-name="Preformatted_20_Text">
      <style:paragraph-properties fo:margin-left="0.502in" fo:margin-right="0in" fo:text-indent="0in" style:auto-text-indent="false"/>
    </style:style>
    <style:style style:name="P73" style:family="paragraph" style:parent-style-name="Preformatted_20_Text">
      <style:paragraph-properties fo:margin-left="0.502in" fo:margin-right="0in" fo:text-indent="0in" style:auto-text-indent="false"/>
      <style:text-properties fo:color="#008000"/>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paragraph-properties fo:margin-left="0.4071in" fo:margin-right="0in" fo:text-indent="0in" style:auto-text-indent="false"/>
    </style:style>
    <style:style style:name="P79" style:family="paragraph" style:parent-style-name="Hanging_20_indent">
      <style:paragraph-properties>
        <style:tab-stops/>
      </style:paragraph-properties>
    </style:style>
    <style:style style:name="P80" style:family="paragraph" style:parent-style-name="Text_20_body_20_indent">
      <style:paragraph-properties>
        <style:tab-stops>
          <style:tab-stop style:position="3.1909in"/>
        </style:tab-stops>
      </style:paragraph-properties>
    </style:style>
    <style:style style:name="P81" style:family="paragraph" style:parent-style-name="Text_20_body_20_indent">
      <style:text-properties fo:font-size="9pt" style:font-size-asian="9pt" style:font-size-complex="9pt"/>
    </style:style>
    <style:style style:name="P82" style:family="paragraph" style:parent-style-name="Table_20_Contents">
      <style:paragraph-properties fo:margin-left="1.3902in" fo:margin-right="0.0047in" fo:text-align="start" style:justify-single-word="false" fo:text-indent="0in" style:auto-text-indent="false"/>
    </style:style>
    <style:style style:name="P83" style:family="paragraph" style:parent-style-name="Table_20_Heading">
      <style:paragraph-properties fo:text-align="center" style:justify-single-word="false"/>
    </style:style>
    <style:style style:name="P84" style:family="paragraph" style:parent-style-name="Text_20_body_20_indent">
      <style:paragraph-properties fo:margin-left="0.4866in" fo:margin-right="0in" fo:text-indent="0in" style:auto-text-indent="false"/>
    </style:style>
    <style:style style:name="P85" style:family="paragraph" style:parent-style-name="List_20_1" style:list-style-name="L2">
      <style:paragraph-properties fo:margin-left="0.6535in" fo:margin-right="0in" fo:text-indent="-0.2555in" style:auto-text-indent="false">
        <style:tab-stops/>
      </style:paragraph-properties>
    </style:style>
    <style:style style:name="P86" style:family="paragraph" style:parent-style-name="List_20_1" style:list-style-name="L2">
      <style:paragraph-properties fo:margin-left="0.6346in" fo:margin-right="0in" fo:text-indent="-0.2555in" style:auto-text-indent="false">
        <style:tab-stops/>
      </style:paragraph-properties>
    </style:style>
    <style:style style:name="P87"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8" style:family="paragraph" style:parent-style-name="Heading_20_3">
      <style:text-properties fo:color="#000000"/>
    </style:style>
    <style:style style:name="P89" style:family="paragraph" style:parent-style-name="Text_20_body" style:list-style-name="List_20_1"/>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1">
      <style:paragraph-properties fo:margin-left="0in" fo:margin-right="0in" fo:text-indent="0in" style:auto-text-indent="false"/>
    </style:style>
    <style:style style:name="P9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3">
      <style:paragraph-properties>
        <style:tab-stops>
          <style:tab-stop style:position="6.5319in" style:type="right" style:leader-style="dotted" style:leader-text="."/>
        </style:tab-stops>
      </style:paragraph-properties>
    </style:style>
    <style:style style:name="P95" style:family="paragraph" style:parent-style-name="Contents_20_4">
      <style:paragraph-properties>
        <style:tab-stops>
          <style:tab-stop style:position="6.3354in" style:type="right" style:leader-style="dotted" style:leader-text="."/>
        </style:tab-stops>
      </style:paragraph-properties>
    </style:style>
    <style:style style:name="P96" style:family="paragraph" style:parent-style-name="Heading_20_2">
      <style:text-properties fo:color="#000000"/>
    </style:style>
    <style:style style:name="P97" style:family="paragraph" style:parent-style-name="Heading_20_1">
      <style:paragraph-properties fo:break-before="page"/>
    </style:style>
    <style:style style:name="P98" style:family="paragraph" style:parent-style-name="Heading_20_1">
      <style:paragraph-properties fo:margin-left="0in" fo:margin-right="0in" fo:text-indent="0in" style:auto-text-indent="false"/>
    </style:style>
    <style:style style:name="P99" style:family="paragraph" style:parent-style-name="Contents_20_2">
      <style:paragraph-properties>
        <style:tab-stops>
          <style:tab-stop style:position="6.7283in" style:type="right" style:leader-style="dotted" style:leader-text="."/>
        </style:tab-stops>
      </style:paragraph-properties>
    </style:style>
    <style:style style:name="P100" style:family="paragraph" style:parent-style-name="Heading_20_4">
      <style:text-properties fo:color="#000000"/>
    </style:style>
    <style:style style:name="P101" style:family="paragraph" style:parent-style-name="Heading_20_4">
      <style:paragraph-properties fo:margin-left="0in" fo:margin-right="0in" fo:text-indent="0in" style:auto-text-indent="false"/>
    </style:style>
    <style:style style:name="P102" style:family="paragraph" style:parent-style-name="Preformatted_20_Text">
      <style:text-properties fo:color="#0000cc" fo:font-size="10pt" fo:background-color="#e7e7ff" style:font-size-asian="10pt" style:font-size-complex="10pt"/>
    </style:style>
    <style:style style:name="P103" style:family="paragraph" style:parent-style-name="Preformatted_20_Text">
      <style:text-properties fo:color="#cc0000" fo:font-size="10pt" style:font-size-asian="10pt" style:font-size-complex="10pt"/>
    </style:style>
    <style:style style:name="P104" style:family="paragraph" style:parent-style-name="Preformatted_20_Text">
      <style:text-properties fo:color="#000000" fo:font-size="10pt" style:font-size-asian="10pt" style:font-size-complex="10pt"/>
    </style:style>
    <style:style style:name="P105" style:family="paragraph" style:parent-style-name="Preformatted_20_Text">
      <style:text-properties fo:font-size="10pt" style:font-size-asian="10pt" style:font-size-complex="10pt"/>
    </style:style>
    <style:style style:name="P106" style:family="paragraph" style:parent-style-name="List" style:list-style-name="L3"/>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3"><text:bookmark-start text:name="DDE_LINK22"/>1 Preface<text:tab/>8</text:p>
          <text:p text:style-name="P99">1.1 Dedication<text:tab/>8</text:p>
          <text:p text:style-name="P99">1.2 Acknowledgments<text:tab/>8</text:p>
          <text:p text:style-name="P99">1.3 Website And Support Email List<text:tab/>8</text:p>
          <text:p text:style-name="P99">1.4 Recommended Weekly Sequence When Teaching A Class With This Book<text:tab/>8</text:p>
          <text:p text:style-name="P93">2 Introduction<text:tab/>9</text:p>
          <text:p text:style-name="P99">2.1 Patterns And STEM<text:tab/>9</text:p>
          <text:p text:style-name="P93">3 Patterns And Pattern Spaces<text:tab/>10</text:p>
          <text:p text:style-name="P99">3.1 Exploring A Permutation Pattern Space<text:tab/>10</text:p>
          <text:p text:style-name="P94">3.1.1 Generating Permutation Patterns With PermutationsList()<text:tab/>10</text:p>
          <text:p text:style-name="P94">3.1.2 The Permutations() Function And The Enormous Pattern Spaces It Can Work With<text:tab/>14</text:p>
          <text:p text:style-name="P99">3.2 Tools For Moving Through A Pattern Space<text:tab/>16</text:p>
          <text:p text:style-name="P94">3.2.1 Walking Through A Pattern Space With Pencil And Paper<text:tab/>16</text:p>
          <text:p text:style-name="P94">3.2.2 Flying A Spacecraft Through A Pattern Space With A Loop Based Program<text:tab/>17</text:p>
          <text:p text:style-name="P95">3.2.2.1 A Pattern Space Can Quickly Become Too Vast For Even A Computer "Spacecraft" To Traverse<text:tab/>18</text:p>
          <text:p text:style-name="P94">3.2.3 Hyperspace Jumping Through A Pattern Space With Mathematical Formulas And Theorems<text:tab/>20</text:p>
          <text:p text:style-name="P95">3.2.3.1 Beginning The Search For An Integer Summing Jump Point<text:tab/>20</text:p>
          <text:p text:style-name="P95">3.2.3.2 Switching To Mathematical Notation<text:tab/>23</text:p>
          <text:p text:style-name="P94">3.2.4 Formulas And Theorems Are Like Hyperspace Jump Points<text:tab/>27</text:p>
          <text:p text:style-name="P94">3.2.5 The Greek Letter Sigma () Is Used In Mathematical Notation To Represent The Sum Operation<text:tab/>28</text:p>
          <text:p text:style-name="P95">3.2.5.1 Summing Without Applying An Operation<text:tab/>28</text:p>
          <text:p text:style-name="P95">3.2.5.2 Applying An Operation While Summing<text:tab/>29</text:p>
          <text:p text:style-name="P94">3.2.6 Mathematical Notation Was Designed To Relay Complex Ideas With A Minimum Amount Of Writing (Or Typing!)<text:tab/>30</text:p>
          <text:p text:style-name="P95">3.2.6.1 Knowing How To Program Makes Learning Mathematics Easier<text:tab/>30</text:p>
          <text:p text:style-name="P95">3.2.6.2 Using Juxtaposition Notation For Multiplication Instead Of The * Operator In Mathematical Notation<text:tab/>30</text:p>
          <text:p text:style-name="P99">3.3 Exercises<text:tab/>31</text:p>
          <text:p text:style-name="P94">3.3.1 Exercise 1<text:tab/>31</text:p>
          <text:p text:style-name="P94">3.3.2 Exercise 2<text:tab/>32</text:p>
          <text:p text:style-name="P94">3.3.3 Exercise 3<text:tab/>32</text:p>
          <text:p text:style-name="P94">3.3.4 Exercise 4<text:tab/>32</text:p>
          <text:p text:style-name="P94">3.3.5 Exercise 5<text:tab/>34</text:p>
          <text:p text:style-name="P94"><text:soft-page-break/>3.3.6 Exercise 6<text:tab/>35</text:p>
          <text:p text:style-name="P93">4 Number System Patterns (Some Have Big Gaps, Some Have Small Gaps or No Gaps)<text:tab/>36</text:p>
          <text:p text:style-name="P99">4.1 Number Systems Which Have Big Gaps<text:tab/>36</text:p>
          <text:p text:style-name="P94">4.1.1 - The Natural (Or Counting) Numbers<text:tab/>36</text:p>
          <text:p text:style-name="P94">4.1.2 The Integers (Natural Numbers Plus Their Negative Counterparts)<text:tab/>37</text:p>
          <text:p text:style-name="P94">4.1.3 The Big Gaps Which Exist Between Natural Numbers And Integers<text:tab/>38</text:p>
          <text:p text:style-name="P95">4.1.3.1 Zooming Into The Area Between The Integers 0 And 1<text:tab/>38</text:p>
          <text:p text:style-name="P94">4.1.4 Natural Numbers And Integers Are Used When Counting Things; Discrete Mathematics<text:tab/>39</text:p>
          <text:p text:style-name="P99">4.2 The Rational Numbers, A Number System Which Has Small Gaps<text:tab/>40</text:p>
          <text:p text:style-name="P94">4.2.1 The Rational Number System Contains Equivalents To All The Integers<text:tab/>40</text:p>
          <text:p text:style-name="P94">4.2.2 Zooming Into The Area Between The Rational Numbers 0/1 And 1/1<text:tab/>41</text:p>
          <text:p text:style-name="P94">4.2.3 Going Beyond One Level In The Zoom (All Rational Numbers Have An Infinite Number Of Rational Numbers Between Them)<text:tab/>42</text:p>
          <text:p text:style-name="P94">4.2.4 Irrational Numbers<text:tab/>43</text:p>
          <text:p text:style-name="P99">4.3 The Real Numbers And Decimal Representations<text:tab/>43</text:p>
          <text:p text:style-name="P94">4.3.1 Obtaining Decimal Representations Of Real Numbers With N()<text:tab/>44</text:p>
          <text:p text:style-name="P94">4.3.2 Obtaining Decimal Representations Of Rational Numbers With N()<text:tab/>45</text:p>
          <text:p text:style-name="P94">4.3.3 Obtaining Rational Representations Of Decimal Numbers<text:tab/>47</text:p>
          <text:p text:style-name="P94">4.3.4 Zooming Into The Area Between The Real Numbers 0.0 And 1.0<text:tab/>47</text:p>
          <text:p text:style-name="P94">4.3.5 Going Beyond One Level In The Zoom (All Real Numbers Have An Infinite Number Of Real Numbers Between Them)<text:tab/>48</text:p>
          <text:p text:style-name="P94">4.3.6 Rational Numbers And Real Numbers Are Used When Measuring Things; Continuous Mathematics<text:tab/>49</text:p>
          <text:p text:style-name="P94">4.3.7 Imaginary Numbers And Complex Numbers Will Be Covered Later<text:tab/>49</text:p>
          <text:p text:style-name="P99">4.4 Exercises<text:tab/>49</text:p>
          <text:p text:style-name="P94">4.4.1 Exercise 1<text:tab/>50</text:p>
          <text:p text:style-name="P94">4.4.2 Exercise 2<text:tab/>50</text:p>
          <text:p text:style-name="P94">4.4.3 Exercise 3<text:tab/>51</text:p>
          <text:p text:style-name="P94">4.4.4 Exercise 4<text:tab/>51</text:p>
          <text:p text:style-name="P94">4.4.5 Exercise 5<text:tab/>51</text:p>
          <text:p text:style-name="P94">4.4.6 Exercise 6<text:tab/>51</text:p>
          <text:p text:style-name="P94">4.4.7 Exercise 7<text:tab/>51</text:p>
          <text:p text:style-name="P93">5 The Modeling And Simulation Of Systems<text:tab/>52</text:p>
          <text:p text:style-name="P93">6 Counting Based Simulations Which Use Probability<text:tab/>53</text:p>
          <text:p text:style-name="P99">6.1 Rules Related To Probability<text:tab/>54</text:p>
          <text:p text:style-name="P99">6.2 The Three Kinds Of Probabilities<text:tab/>55</text:p>
          <text:p text:style-name="P94">6.2.1 Subjective Probability<text:tab/>55</text:p>
          <text:p text:style-name="P94">6.2.2 Theoretical Probability<text:tab/>55</text:p>
          <text:p text:style-name="P95">6.2.2.1 Calculating The Probability That A Single Die Will Come Up 5 <text:soft-page-break/>When Rolled Using Theory<text:tab/>56</text:p>
          <text:p text:style-name="P94">6.2.3 Empirical Probability<text:tab/>58</text:p>
          <text:p text:style-name="P95">6.2.3.1 Determining The Probability That A Single Die Will Come Up 5 When Rolled Using Simulation; The Law Of Large Numbers<text:tab/>58</text:p>
          <text:p text:style-name="P94">6.2.4 Histograms<text:tab/>61</text:p>
          <text:p text:style-name="P95">6.2.4.1 Plain Histogram With No Title<text:tab/>61</text:p>
          <text:p text:style-name="P95">6.2.4.2 Adding A Title To A Histogram And The Options Operator (-&gt;)<text:tab/>62</text:p>
          <text:p text:style-name="P95">6.2.4.3 Histogram With Configured Bins<text:tab/>63</text:p>
          <text:p text:style-name="P95">6.2.4.4 Histogram With Two 1's<text:tab/>64</text:p>
          <text:p text:style-name="P95">6.2.4.5 Histogram With Three 5's<text:tab/>65</text:p>
          <text:p text:style-name="P95">6.2.4.6 Histogram With Axes Labels And Data Series Titles<text:tab/>66</text:p>
          <text:p text:style-name="P94">6.2.5 A Histogram Which Shows The Result Of Rolling A Single Simulated Die 1000 Times<text:tab/>67</text:p>
          <text:p text:style-name="P94">6.2.6 A Histogram Which Shows The Result Of Rolling Two Simulated Dice 1000 Times<text:tab/>68</text:p>
          <text:p text:style-name="P99">6.3 Exercises<text:tab/>69</text:p>
          <text:p text:style-name="P94">6.3.1 Exercise 1<text:tab/>70</text:p>
          <text:p text:style-name="P94">6.3.2 Exercise 2<text:tab/>70</text:p>
          <text:p text:style-name="P94">6.3.3 Exercise 3<text:tab/>70</text:p>
          <text:p text:style-name="P94">6.3.4 Exercise 4<text:tab/>70</text:p>
          <text:p text:style-name="P94">6.3.5 Exercise 5<text:tab/>70</text:p>
          <text:p text:style-name="P94">6.3.6 Exercise 6<text:tab/>71</text:p>
          <text:p text:style-name="P94">6.3.7 Exercise 7<text:tab/>71</text:p>
          <text:p text:style-name="P94">6.3.8 Exercise 8<text:tab/>71</text:p>
          <text:p text:style-name="P94">6.3.9 Exercise 9<text:tab/>71</text:p>
          <text:p text:style-name="P93">7 Monte Carlo Simulations<text:tab/>72</text:p>
          <text:p text:style-name="P99">7.1 The Three Doors Game<text:tab/>74</text:p>
          <text:p text:style-name="P99">7.2 In A Room Full Of People, What Is The Probability That At Least Two Will Have The Same Birthday?<text:tab/>75</text:p>
          <text:p text:style-name="P99">7.3 What Is The Probability Of A Family With Four Children Having Exactly Three Boys?<text:tab/>78</text:p>
          <text:p text:style-name="P99">7.4 What Is The Probability Of Having Three Or More Hits In Five Basketball Free throws?<text:tab/>80</text:p>
          <text:p text:style-name="P99">7.5 Shooting At A Target<text:tab/>82</text:p>
          <text:p text:style-name="P99">7.6 Two Stacks Of 10 Pennies<text:tab/>84</text:p>
          <text:p text:style-name="P99">7.7 Vending Machine Simulation<text:tab/>86</text:p>
          <text:p text:style-name="P99">7.8 Card Game Simulations<text:tab/>90</text:p>
          <text:p text:style-name="P94">7.8.1 The Probability Of Obtaining A Hand With Two Of A Kind In Cards<text:tab/>90</text:p>
          <text:p text:style-name="P94">7.8.2 The Probability Of Obtaining Two Pairs Vs. Three Of A Kind In Cards<text:tab/>91</text:p>
          <text:p text:style-name="P94">7.8.3 Modeling A Deck Of Cards<text:tab/>92</text:p>
          <text:p text:style-name="P99">7.9 A Random Walk Simulation<text:tab/>93</text:p>
          <text:p text:style-name="P99">7.10 Exercises<text:tab/>95</text:p>
          <text:p text:style-name="P94"><text:soft-page-break/>7.10.1 Exercise 1<text:tab/>96</text:p>
          <text:p text:style-name="P94">7.10.2 Exercise 2<text:tab/>96</text:p>
          <text:p text:style-name="P94">7.10.3 Exercise 3<text:tab/>96</text:p>
          <text:p text:style-name="P94">7.10.4 Exercise 4<text:tab/>96</text:p>
          <text:p text:style-name="P94">7.10.5 Exercise 5<text:tab/>97</text:p>
          <text:p text:style-name="P94">7.10.6 Exercise 6 (extra credit)<text:tab/>97</text:p>
          <text:p text:style-name="P93">8 The AskUser(), TellUser(), and ToAtom() Functions<text:tab/>98</text:p>
          <text:p text:style-name="P99">8.1 AskUser()<text:tab/>98</text:p>
          <text:p text:style-name="P99">8.2 TellUser()<text:tab/>99</text:p>
          <text:p text:style-name="P99">8.3 Using AskUser() and TellUser() Together In a Repeat() Loop<text:tab/>99</text:p>
          <text:p text:style-name="P99">8.4 Exercises<text:tab/>100</text:p>
          <text:p text:style-name="P94">8.4.1 Exercise 1<text:tab/>100</text:p>
          <text:p text:style-name="P94">8.4.2 Exercise 2<text:tab/>101</text:p>
          <text:p text:style-name="P93">9 Mathematical Formulas, The Solve() Function, Mathematical Functions, And Static Plotting<text:tab/>102</text:p>
          <text:p text:style-name="P99">9.1 Applied Mathematics And Formulas<text:tab/>102</text:p>
          <text:p text:style-name="P99">9.2 Rearranging Formulas With The == Operator And The Solve() Function<text:tab/>103</text:p>
          <text:p text:style-name="P99">9.3 Turning A Formula Into An Explicit Function; Independent And Dependent Variables<text:tab/>105</text:p>
          <text:p text:style-name="P99">9.4 The Domain And Range Of A Function<text:tab/>106</text:p>
          <text:p text:style-name="P99">9.5 Plotting A Function (Obtaining A Graphic "Map" Of A Function's Pattern Space)<text:tab/>107</text:p>
          <text:p text:style-name="P94">9.5.1 Generating 11 Points With A ForEach Loop And Plotting Them With ScatterPlot()<text:tab/>108</text:p>
          <text:p text:style-name="P94">9.5.2 Analyzing The Plotted Points With Cross Hairs And Mouse Pointer Hovering<text:tab/>110</text:p>
          <text:p text:style-name="P94">9.5.3 Generating 11 Points With Table() And Plotting Them With ScatterPlot()<text:tab/>110</text:p>
          <text:p text:style-name="P94">9.5.4 Generating More Accurate Plots With Table() And ScatterPlot()<text:tab/>112</text:p>
          <text:p text:style-name="P94">9.5.5 Generating Points With Plot2D But Not Plotting Them<text:tab/>114</text:p>
          <text:p text:style-name="P94">9.5.6 Plotting A Function With Plot2D()<text:tab/>115</text:p>
          <text:p text:style-name="P94">9.5.7 Calculating The Rate Of Change Of The Function f(t) = 55t; Rise Over Run; Slope<text:tab/>117</text:p>
          <text:p text:style-name="P95">9.5.7.1 Calculating The Slope Using Two Adjacent Points<text:tab/>118</text:p>
          <text:p text:style-name="P95">9.5.7.2 Calculating The Slope Using Two Points Which Are Not Adjacent<text:tab/>119</text:p>
          <text:p text:style-name="P95">9.5.7.3 Using Randomly Selected Points To Calculate The Slope<text:tab/>120</text:p>
          <text:p text:style-name="P99">9.6 Exercises<text:tab/>123</text:p>
          <text:p text:style-name="P94">9.6.1 Exercise 1<text:tab/>123</text:p>
          <text:p text:style-name="P94">9.6.2 Exercise 2<text:tab/>124</text:p>
          <text:p text:style-name="P94">9.6.3 Exercise 3<text:tab/>124</text:p>
          <text:p text:style-name="P94">9.6.4 Exercise 4<text:tab/>124</text:p>
          <text:p text:style-name="P93"><text:soft-page-break/>10 Introduction To The GeoGebra Plugin; Dynamic Equations; Simple Linear Simulations<text:tab/>125</text:p>
          <text:p text:style-name="P99">10.1 An Overview Of The GeoGebra GUI<text:tab/>125</text:p>
          <text:p text:style-name="P99">10.2 Adding Points To The Drawing Pad<text:tab/>127</text:p>
          <text:p text:style-name="P99">10.3 Adding Lines To The Drawing Pad<text:tab/>129</text:p>
          <text:p text:style-name="P99">10.4 Plotting Functions On The Drawing Pad<text:tab/>130</text:p>
          <text:p text:style-name="P94">10.4.1 Adjusting The Scale Of The Range Axis<text:tab/>132</text:p>
          <text:p text:style-name="P99">10.5 Plotting A Line Which Has A Slope Of 55<text:tab/>133</text:p>
          <text:p text:style-name="P99">10.6 Plotting Functions Of Lines Which Have Negative Slopes<text:tab/>134</text:p>
          <text:p text:style-name="P99">10.7 Dynamically Changing The Slope Of A Line<text:tab/>135</text:p>
          <text:p text:style-name="P94">10.7.1 A Better Looking GeoGebra Slope Simulation<text:tab/>136</text:p>
          <text:p text:style-name="P99">10.8 The %geogebra Fold<text:tab/>137</text:p>
          <text:p text:style-name="P94">10.8.1 Entering A Function Into GeoGebra In Order To Dynamically Change It<text:tab/>138</text:p>
          <text:p text:style-name="P99">10.9 The GeoGebraPoint() Function<text:tab/>139</text:p>
          <text:p text:style-name="P94">10.9.1 Plotting 5 Random Points On The Drawing Pad<text:tab/>139</text:p>
          <text:p text:style-name="P94">10.9.2 Simulating A Ball Falling At A Constant Rate<text:tab/>140</text:p>
          <text:p text:style-name="P95">10.9.2.1 Adding A Line To The Simulation And Tracing It<text:tab/>140</text:p>
          <text:p text:style-name="P94">10.9.3 Moving A Point At A Specified Slope<text:tab/>142</text:p>
          <text:p text:style-name="P94">10.9.4 Simulating A Random Walk<text:tab/>143</text:p>
          <text:p text:style-name="P94">10.9.5 A Simple Bouncing Ball Simulation<text:tab/>144</text:p>
          <text:p text:style-name="P99">10.10 The GeoGebraPlot() Function<text:tab/>146</text:p>
          <text:p text:style-name="P99">10.11 Exercises<text:tab/>147</text:p>
          <text:p text:style-name="P94">10.11.1 Exercise 1<text:tab/>147</text:p>
          <text:p text:style-name="P94">10.11.2 Exercise 2<text:tab/>148</text:p>
          <text:p text:style-name="P94">10.11.3 Exercise 3<text:tab/>148</text:p>
          <text:p text:style-name="P94">10.11.4 Exercise 4<text:tab/>149</text:p>
          <text:p text:style-name="P94">10.11.5 Exercise 5<text:tab/>149</text:p>
          <text:p text:style-name="P94">10.11.6 Exercise 6<text:tab/>149</text:p>
          <text:p text:style-name="P94">10.11.7 Exercise 7<text:tab/>149</text:p>
          <text:p text:style-name="P94">10.11.8 Exercise 8<text:tab/>150</text:p>
          <text:p text:style-name="P93">11 Calculating And Simulating The Throwing Of A Ball Into The Air With Gravity<text:tab/>151</text:p>
          <text:p text:style-name="P99">11.1 Analysis Of Throwing A Ball Into The Air With Gravity<text:tab/>152</text:p>
          <text:p text:style-name="P99">11.2 Showing Only The Ball<text:tab/>152</text:p>
          <text:p text:style-name="P99">11.3 Ball + Plot Of The Distance vs. Time Function<text:tab/>154</text:p>
          <text:p text:style-name="P99">11.4 Ball + Plot Of The Distance Vs. Time Function + Slope<text:tab/>155</text:p>
          <text:p text:style-name="P99">11.5 Plotting Velocity Vs. Time<text:tab/>155</text:p>
          <text:p text:style-name="P94">11.5.1 Velocity Vs. Time Indicated By Tracing The Velocity Point<text:tab/>156</text:p>
          <text:p text:style-name="P94">11.5.2 Velocity Vs. Time Indicated By Tracing The Velocity Point <text:s/>And Showing The Velocity Vs. Time Function<text:tab/>157</text:p>
          <text:p text:style-name="P94">11.5.3 Showing Only The Distance Vs. Time And Velocity Vs. Time Functions<text:soft-page-break/><text:tab/>157</text:p>
          <text:p text:style-name="P99">11.6 A Little Bit Of Calculus<text:tab/>158</text:p>
          <text:p text:style-name="P99">11.7 Finding The Velocity Vs. Time Function From The Distance Vs. Time Function Using Differentiation From Calculus<text:tab/>160</text:p>
          <text:p text:style-name="P99">11.8 Finding The Distance Vs. Time Function From The Velocity Vs. Time Function Using Integration From Calculus<text:tab/>162</text:p>
          <text:p text:style-name="P99">11.9 Calculating When The Ball Is On The Ground<text:tab/>164</text:p>
          <text:p text:style-name="P99">11.10 Calculating When The Ball Has Reached The Highest Point In Its Path<text:tab/>165</text:p>
          <text:p text:style-name="P99">11.11 Simulation Of Dropping A Ball With Gravity<text:tab/>166</text:p>
          <text:p text:style-name="P94">11.11.1 How The Line y := y + v*dt Works<text:tab/>167</text:p>
          <text:p text:style-name="P94">11.11.2 How The Line v := v + g*dt Works<text:tab/>169</text:p>
          <text:p text:style-name="P99">11.12 Throwing A Ball Vertically Into The Air With Gravity<text:tab/>169</text:p>
          <text:p text:style-name="P99">11.13 Throwing A Ball Horizontally With Gravity<text:tab/>170</text:p>
          <text:p text:style-name="P99">11.14 Exercises<text:tab/>171</text:p>
          <text:p text:style-name="P94">11.14.1 Exercise 1<text:tab/>172</text:p>
          <text:p text:style-name="P94">11.14.2 Exercise 2<text:tab/>172</text:p>
          <text:p text:style-name="P94">11.14.3 Exercise 3<text:tab/>172</text:p>
          <text:p text:style-name="P94">11.14.4 Exercise 4<text:tab/>172</text:p>
          <text:p text:style-name="P94">11.14.5 Exercise 5<text:tab/>172</text:p>
          <text:p text:style-name="P94">11.14.6 Exercise 6<text:tab/>173</text:p>
        </text:index-body>
      </text:table-of-content>
      <text:p text:style-name="Standard"><text:bookmark-end text:name="DDE_LINK22"/></text:p>
      <text:h text:style-name="P97"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20361497"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 8-9</text:p>
        </text:list-item>
        <text:list-item>
          <text:p text:style-name="P89">Week 12: Exam</text:p>
        </text:list-item>
        <text:list-item>
          <text:p text:style-name="P89">Week 13: Section 10</text:p>
        </text:list-item>
        <text:list-item>
          <text:p text:style-name="P89">Week 14: Section 11</text:p>
        </text:list-item>
        <text:list-item>
          <text:p text:style-name="P89">Week 15: TBD</text:p>
        </text:list-item>
        <text:list-item>
          <text:p text:style-name="P89">Week 16: Exam</text:p>
          <text:p text:style-name="P89"/>
        </text:list-item>
      </text:list>
      <text:h text:style-name="P98"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1373921"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PiperIDE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2"/>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4">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1"><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8">. <text:s text:c="2"/>%/output</text:p>
      <text:p text:style-name="P37"/>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5">%/mathpiper</text:p>
      <text:p text:style-name="P65"/>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9">.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4"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6"><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oft-page-break/><text:s text:c="6"/>Run time: 0.003852794 seconds.</text:p>
      <text:p text:style-name="P28"><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7"><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08"><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09"><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0"><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6"/>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24" text:anchor-type="as-char" svg:width="0.5965in" svg:height="0.7807in" draw:z-index="11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20"/>
      <text:p text:style-name="P58">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8"/>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25" text:anchor-type="as-char" svg:width="2.1201in" svg:height="0.7839in" draw:z-index="11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8"/>
      <text:p text:style-name="P58">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6"/>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26" text:anchor-type="as-char" svg:width="2.6138in" svg:height="0.7839in" draw:z-index="11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20"/>
      <text:p text:style-name="P58">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7">.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4" draw:name="Object27" text:anchor-type="as-char" svg:width="0.5563in" svg:height="0.3335in" draw:z-index="11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6"><draw:frame draw:style-name="fr4" draw:name="Object28" text:anchor-type="as-char" svg:width="0.3634in" svg:height="0.3346in" draw:z-index="11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4" draw:name="Object29" text:anchor-type="as-char" svg:width="1.0362in" svg:height="0.711in" draw:z-index="11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30" text:anchor-type="as-char" svg:width="2.4118in" svg:height="0.7839in" draw:z-index="11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7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5">%/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1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4" draw:name="Object33" text:anchor-type="as-char" svg:width="1.6807in" svg:height="0.3346in" draw:z-index="119"><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20"><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21"><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37" text:anchor-type="as-char" svg:width="2.9339in" svg:height="0.3346in" draw:z-index="12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9"><draw:frame draw:style-name="fr5"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7">Zoom</text:p>
      <text:p text:style-name="P59"><draw:frame draw:style-name="fr5"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7"><text:soft-page-break/>Zoom</text:p>
      <text:p text:style-name="P57"><draw:frame draw:style-name="fr5"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7">Zoom</text:p>
      <text:p text:style-name="P59"><draw:frame draw:style-name="fr5"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9">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9">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9">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9">You can see that the word <text:span text:style-name="T6">discrete</text:span> fits the concept of numbers separated by gaps fairly well.</text:p>
      <text:p text:style-name="P59"><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2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kt4" text:anchor-type="as-char" svg:width="1.1736in" svg:height="0.4256in" draw:z-index="125"><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2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44" text:anchor-type="as-char" svg:width="1.7575in" svg:height="0.2008in" draw:z-index="127"><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2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4" draw:name="Object48" text:anchor-type="as-char" svg:width="1.6902in" svg:height="0.2008in" draw:z-index="129"><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31"><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32"><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33"><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34"><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35"><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36"><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37"><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38"><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text:bookmark-start text:name="DDE_LINK49"/>NumberLinePrintZoom(0/1,1/1,8,1)<text:bookmark-end text:name="DDE_LINK8"/><text:bookmark-end text:name="DDE_LINK49"/></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P44"><text:s text:c="26"/>|</text:p>
      <text:p text:style-name="P44">----------------------------------------------------------------</text:p>
      <text:p text:style-name="P43">1/2 <text:s text:c="2"/>33/64 <text:s text:c="2"/>17/32 <text:s text:c="2"/>35/64 <text:s text:c="2"/>9/16 <text:s text:c="2"/>37/64 <text:s text:c="2"/>19/32 <text:s text:c="2"/>39/64 <text:s text:c="2"/>5/8 <text:s text:c="2"/></text:p>
      <text:p text:style-name="P44"><text:s text:c="4"/>|</text:p>
      <text:p text:style-name="P44">--------------------------------------------------------------------------------</text:p>
      <text:p text:style-name="P43">1/2 <text:s text:c="2"/>257/512 <text:s text:c="2"/>129/256 <text:s text:c="2"/>259/512 <text:s text:c="2"/>65/128 <text:s text:c="2"/>261/512 <text:s text:c="2"/>131/256 <text:s text:c="2"/>263/512 <text:s text:c="2"/>33/64 <text:s text:c="2"/></text:p>
      <text:p text:style-name="P22"><text:s text:c="73"/>|</text:p>
      <text:p text:style-name="P22">--------------------------------------------------------------------------------------------------</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40"><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41"><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42"><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44"><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46"><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4">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48"><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49"><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50"><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51"><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text:bookmark-start text:name="DDE_LINK50"/>N(Sqrt(2), 5)<text:bookmark-end text:name="DDE_LINK50"/></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52"><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53"><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text:bookmark-start text:name="DDE_LINK51"/>N(1/3, 50)<text:bookmark-end text:name="DDE_LINK51"/></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54"><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55"><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9"><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9"><text:span text:style-name="T15">2) </text:span><text:span text:style-name="T14">Irrational numbers</text:span><text:span text:style-name="T15"> like</text:span><text:span text:style-name="T15"><draw:frame draw:style-name="fr4" draw:name="Object71" text:anchor-type="as-char" svg:width="0.2693in" svg:height="0.2161in" draw:z-index="156"><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text:bookmark-start text:name="DDE_LINK52"/>Rationalize(0.5)<text:bookmark-end text:name="DDE_LINK52"/></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text:bookmark-start text:name="DDE_LINK53"/>NumberLinePrintZoom(<text:span text:style-name="T10">0.0</text:span>,<text:span text:style-name="T24">1.0</text:span>,8,1)<text:bookmark-end text:name="DDE_LINK11"/><text:bookmark-end text:name="DDE_LINK53"/></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text:bookmark-start text:name="DDE_LINK54"/>N(NumberLinePrintZoom(0.0,1.0,8,4),6)<text:bookmark-end text:name="DDE_LINK54"/></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P44"><text:soft-page-break/><text:s text:c="36"/>|</text:p>
      <text:p text:style-name="P44">---------------------------------------------------------------------------------------------</text:p>
      <text:p text:style-name="P43">0.500 <text:s text:c="2"/>0.515625 <text:s text:c="2"/>0.531250 <text:s text:c="2"/>0.546875 <text:s text:c="2"/>0.562500 <text:s text:c="2"/>0.578125 <text:s text:c="2"/>0.593750 <text:s text:c="2"/>0.609375 <text:s text:c="2"/>0.625000 <text:s text:c="2"/></text:p>
      <text:p text:style-name="P44"><text:s text:c="39"/>|</text:p>
      <text:p text:style-name="P44">------------------------------------------------------------------------------------------------</text:p>
      <text:p text:style-name="P43">0.546875 <text:s text:c="2"/>0.548828 <text:s text:c="2"/>0.550781 <text:s text:c="2"/>0.552734 <text:s text:c="2"/>0.554687 <text:s text:c="2"/>0.556640 <text:s text:c="2"/>0.558593 <text:s text:c="2"/>0.560546 <text:s text:c="2"/>0.562499 <text:s text:c="2"/></text:p>
      <text:p text:style-name="P44"><text:s text:c="75"/>|</text:p>
      <text:p text:style-name="P44">------------------------------------------------------------------------------------------------</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PiperIDE worksheet file called <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6"/><text:bookmark-start text:name="DDE_LINK17"/>%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0">%/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20381192" text:style-name="L1">
        <text:list-header>
          <text:p text:style-name="P91"><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1"><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1"><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5"><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ToString(</text:span>probability<text:span text:style-name="T5">)</text:span> : </text:p>
      <text:p text:style-name="P28"><text:s text:c="4"/><text:span text:style-name="T40">" = "</text:span> : <text:span text:style-name="T41">ToString(</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7">.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20365327" text:style-name="L2">
        <text:list-item>
          <text:p text:style-name="P85"><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85"><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85"><text:span text:style-name="T6">Experiment</text:span> - measuring or observing a system to collect data on it. <text:s/><text:span text:style-name="T46">An example is rolling two dice.</text:span></text:p>
        </text:list-item>
        <text:list-item>
          <text:p text:style-name="P85"><text:span text:style-name="T6">Outcome</text:span><text:span text:style-name="T46"> - the result of a given experiment. <text:s/>An example is rolling a 3 and a 4 on a pair of dice.</text:span></text:p>
        </text:list-item>
        <text:list-item>
          <text:p text:style-name="P85"><text:span text:style-name="T6">Sample space</text:span><text:span text:style-name="T46"> - all of the possible outcomes of a given experiment. <text:s/>For the experiment of rolling two dice, the sample space is {2,3,4,5,6,7,8,9,10,11,12}.</text:span></text:p>
        </text:list-item>
        <text:list-item>
          <text:p text:style-name="P85"><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57"><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21367470" text:continue-numbering="true" text:style-name="L2">
        <text:list-item>
          <text:p text:style-name="P86"><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87">Probability is represented with a real number between 0 and 1 (or 0% chance and 100% chance) inclusive.</text:p>
        </text:list-item>
        <text:list-item>
          <text:p text:style-name="P87">A probability of 0 means that the event will not occur.</text:p>
        </text:list-item>
        <text:list-item>
          <text:p text:style-name="P87">Rare events have probabilities which are close to 0.</text:p>
        </text:list-item>
        <text:list-item>
          <text:p text:style-name="P87">A probability of 1 means that the event will definitely occur.</text:p>
        </text:list-item>
        <text:list-item>
          <text:p text:style-name="P87">Common events have probabilities which are close to 1.</text:p>
        </text:list-item>
        <text:list-item>
          <text:p text:style-name="P87">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21381120" text:continue-numbering="true" text:style-name="L2">
        <text:list-item>
          <text:p text:style-name="P92">The probability that the next time you visit the supermarket the floors would have just been waxed (perhaps .05 or 5% chance).</text:p>
        </text:list-item>
        <text:list-item>
          <text:p text:style-name="P87">The probability that the next time you visit a restaurant that has a buffet, the container which holds your favorite food is empty when you go to fill your plate (perhaps .3 or 30% chance).</text:p>
        </text:list-item>
        <text:list-item>
          <text:p text:style-name="P87">The probability that the next time you order a pop or soda at a restaurant it does not have enough carbonation in it (perhaps .15 or 15% chance).</text:p>
        </text:list-item>
        <text:list-item>
          <text:p text:style-name="P87">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59"><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6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6"><draw:frame draw:style-name="fr4" draw:name="Object75" text:anchor-type="as-char" svg:width="3.0193in" svg:height="0.1984in" draw:z-index="16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4" draw:name="Object77" text:anchor-type="as-char" svg:width="5.8689in" svg:height="0.422in" draw:z-index="164"><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4" draw:name="Object79" text:anchor-type="as-char" svg:width="5.6937in" svg:height="0.4264in" draw:z-index="165"><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7"><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69"><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4" draw:name="Object82" text:anchor-type="as-char" svg:width="5.9134in" svg:height="0.4264in" draw:z-index="170"><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8"/>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4"/>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4" draw:name="Object86" text:anchor-type="as-char" svg:width="4.5591in" svg:height="0.422in" draw:z-index="171"><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101"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2"><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List(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8"/>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text:soft-page-break/>passed to Histogram():</text:p>
      <text:p text:style-name="P60"/>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text:soft-page-break/></text:p>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text:soft-page-break/></text:p>
      <text:p text:style-name="P28"><text:bookmark-start text:name="DDE_LINK55"/><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bookmark-end text:name="DDE_LINK55"/></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oft-page-break/><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List</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31"/><text:bookmark-start text:name="DDE_LINK30"/><text:bookmark-start text:name="DDE_LINK29"/>%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7"/>
      <text:p text:style-name="P40">%/mathpiper<text:bookmark-end text:name="DDE_LINK31"/><text:bookmark-end text:name="DDE_LINK30"/><text:bookmark-end text:name="DDE_LINK29"/></text:p>
      <text:p text:style-name="P47"/>
      <text:p text:style-name="P28"><text:s text:c="4"/><text:span text:style-name="T21">%output,preserve="false"</text:span></text:p>
      <text:p text:style-name="P28"><text:s text:c="6"/><text:span text:style-name="T21">Result:</text:span> org.jfree.chart.ChartPanel</text:p>
      <text:p text:style-name="P70"><text:span text:style-name="T12">. <text:s text:c="2"/></text:span><text:span text:style-name="T21">%/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span text:style-name="T28">*/</text:span></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5">%/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1">Side Effects:</text:p>
      <text:p text:style-name="P81"><text:s text:c="6"/>{323,362,99,208,102,237,116,199,25,174,23,160,312,351,72,205,40,114,110,212}</text:p>
      <text:p text:style-name="P81"><text:s text:c="6"/>{166,313,124,334,75,<text:span text:style-name="T9">187</text:span>,102,348,64,363,106,78,238,<text:span text:style-name="T9">187</text:span>,360,245,177,194,34,163} - Match on 187</text:p>
      <text:p text:style-name="P81"><text:s text:c="6"/>{79,148,15,5,81,173,315,50,272,140,319,262,305,95,209,269,14,170,55,179}</text:p>
      <text:p text:style-name="P81"><text:s text:c="6"/>{320,219,45,102,350,163,166,286,271,201,234,99,295,39,77,302,243,314,10,308}</text:p>
      <text:p text:style-name="P81"><text:soft-page-break/><text:s text:c="6"/>{343,251,320,322,351,204,281,57,228,213,134,286,187,285,2,13,62,116,266,258}</text:p>
      <text:p text:style-name="P81"><text:s text:c="6"/>{189,315,293,322,105,274,28,69,175,244,269,297,260,192,281,146,166,70,250,24}</text:p>
      <text:p text:style-name="P81"><text:s text:c="6"/>{<text:span text:style-name="T9">22</text:span>,295,307,248,194,135,322,234,350,80,249,108,214,69,85,75,148,<text:span text:style-name="T9">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9">101</text:span>,348,27,328,186,135,195,95,50,75,<text:span text:style-name="T9">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9">2</text:span>,124,190,<text:span text:style-name="T9">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9">347</text:span>,172,238,19,245,214,349,43,216,<text:span text:style-name="T9">347</text:span>,83,263,120,185,14,174,113,86,156} - Match on 347</text:p>
      <text:p text:style-name="P81"><text:s text:c="6"/>{337,357,255,229,241,28,261,214,258,254,235,159,8,268,242,52,67,189,190,180}</text:p>
      <text:p text:style-name="P81"><text:s text:c="6"/>{22,77,62,232,190,<text:span text:style-name="T9">275</text:span>,274,111,16,355,118,365,69,214,298,86,323,<text:span text:style-name="T9">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9">324</text:span>,156,150,61,<text:span text:style-name="T9">324</text:span>,195,351,53,178,329,268,100,171,251,88,82,236} - Match on 324</text:p>
      <text:p text:style-name="P81"><text:s text:c="6"/>{194,251,186,208,192,299,175,151,224,161,221,106,125,115,165,64,339,52,294,219}</text:p>
      <text:p text:style-name="P81"><text:s text:c="6"/>{<text:span text:style-name="T9">202</text:span>,99,140,114,309,319,<text:span text:style-name="T9">202</text:span>,44,168,86,193,27,261,316,156,58,83,40,256,275} - Match on 202</text:p>
      <text:p text:style-name="P81"><text:s text:c="6"/>{167,<text:span text:style-name="T9">349</text:span>,111,351,48,263,29,24,164,108,292,92,19,242,98,296,233,119,<text:span text:style-name="T9">349</text:span>,365} - Match on 349</text:p>
      <text:p text:style-name="P81"><text:s text:c="6"/>{79,143,217,277,328,354,56,163,67,200,<text:span text:style-name="T9">242</text:span>,296,<text:span text:style-name="T9">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9">304</text:span>,56,245,308,139,73,155,124,61,318,153,127,226,296,243,199,25,<text:span text:style-name="T9">304</text:span>,282} - Match on 304</text:p>
      <text:p text:style-name="P81"><text:s text:c="6"/>{126,279,193,356,204,355,7,351,123,303,102,245,98,227,181,88,213,78,316,118}</text:p>
      <text:p text:style-name="P81"><text:s text:c="6"/>{153,102,115,333,29,14,192,333,74,70,<text:span text:style-name="T9">266</text:span>,221,295,<text:span text:style-name="T9">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9">211</text:span>,42,335,343,115,139,301,312,95,331,41,33,206,220,281,<text:span text:style-name="T9">211</text:span>} - Match on 211</text:p>
      <text:p text:style-name="P81"><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7">.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1">(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7"><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7"><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7">.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7"><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6"><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7">.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5"/><text:bookmark-start text:name="DDE_LINK38"/><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ulo(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5"/><text:bookmark-end text:name="DDE_LINK3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7"/><text:bookmark-start text:name="DDE_LINK39"/>{3,4,3,3,2,2,2,2,3,2}<text:bookmark-end text:name="DDE_LINK37"/><text:bookmark-end text:name="DDE_LINK39"/> </text:p>
      <text:p text:style-name="P28"><text:s text:c="6"/>Mean days to empty: 2.6 </text:p>
      <text:p text:style-name="P28">. <text:s text:c="2"/><text:span text:style-name="T21">%/output</text:span></text:p>
      <text:p text:style-name="P66"/>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3"><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9">.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6"><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5">%/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text:bookmark-start text:name="DDE_LINK57"/><text:bookmark-start text:name="DDE_LINK58"/>%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bookmark-end text:name="DDE_LINK57"/><text:bookmark-end text:name="DDE_LINK5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7">.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text:bookmark-start text:name="DDE_LINK56"/><text:bookmark-start text:name="DDE_LINK59"/>GeoGebraPlot(walkPath, lines -&gt; True)<text:bookmark-end text:name="DDE_LINK56"/><text:bookmark-end text:name="DDE_LINK59"/></text:p>
      <text:p text:style-name="P33">Result: True</text:p>
      <text:p text:style-name="P49"/>
      <text:p text:style-name="P49"><draw:frame draw:style-name="fr2" draw:name="graphics32" text:anchor-type="paragraph" svg:width="3.4634in" svg:height="2.0535in" draw:z-index="64"><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create a Monte Carlo simulation to solve the problem that is presented in each exercise.</text:p>
      <text:h text:style-name="P88" text:outline-level="3">Exercise 1</text:h>
      <text:p text:style-name="P49">In a room full of 5 people, what is the probability that at least two of them will have the same zodiac sign?</text:p>
      <text:h text:style-name="P88"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5"><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3">Result: 42</text:p>
      <text:p text:style-name="P33"/>
      <text:p text:style-name="Text_20_body">The ToAtom() function can also be used to turn a string into an unbound variable symbol:</text:p>
      <text:p text:style-name="Preformatted_20_Text"/>
      <text:p text:style-name="Preformatted_20_Text">In&gt; To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4">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3">Result: True</text:p>
      <text:p text:style-name="Text_20_body"/>
      <text:p text:style-name="Text_20_body"><draw:frame draw:style-name="fr2" draw:name="graphics34" text:anchor-type="paragraph" svg:width="3.2602in" svg:height="1.2291in" draw:z-index="66"><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ToAtom(</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8"><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5">%/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use the AskUser() and TellUser() functions in an infinite Repeat() loop.</text:p>
      <text:h text:style-name="P88"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81"><draw:object xlink:href="./Object 89" xlink:type="simple" xlink:show="embed" xlink:actuate="onLoad"/><draw:image xlink:href="./ObjectReplacements/Object 89" xlink:type="simple" xlink:show="embed" xlink:actuate="onLoad"/></draw:frame></text:p>
      <text:p text:style-name="P51">or</text:p>
      <text:p text:style-name="P21"><draw:frame draw:style-name="fr4" draw:name="Object89" text:anchor-type="as-char" svg:width="0.689in" svg:height="0.3307in" draw:z-index="86"><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5"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7">. <text:s text:c="2"/><text:span text:style-name="T21">%/output</text:span></text:p>
      <text:p text:style-name="P49"><text:span text:style-name="T46">As indicated in the </text:span><text:span text:style-name="T46"><draw:frame draw:style-name="fr4" draw:name="Object99" text:anchor-type="as-char" svg:width="0.4457in" svg:height="0.1984in" draw:z-index="88"><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6"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89"><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4">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90"><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4" draw:name="Object93" text:anchor-type="as-char" svg:width="0.4457in" svg:height="0.1984in" draw:z-index="91"><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93"><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4" draw:name="Object100" text:anchor-type="as-char" svg:width="0.4138in" svg:height="0.422in" draw:z-index="94"><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00"><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6"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02"><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73"><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03"><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7">.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39"><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6"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74"><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7"><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88"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text:bookmark-start text:name="DDE_LINK61"/>%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bookmark-end text:name="DDE_LINK61"/></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9">.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88" text:outline-level="3">Generating More Accurate Plots With Table() And ScatterPlot()</text:h>
      <text:p text:style-name="P49">The plots of the function<draw:frame draw:style-name="fr4" draw:name="Object103" text:anchor-type="as-char" svg:width="0.7366in" svg:height="0.2008in" draw:z-index="158"><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39"><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0"><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60"><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7">.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4" draw:name="Object105" text:anchor-type="as-char" svg:width="0.7366in" svg:height="0.2008in" draw:z-index="166"><draw:object xlink:href="./Object 106" xlink:type="simple" xlink:show="embed" xlink:actuate="onLoad"/><draw:image xlink:href="./ObjectReplacements/Object 106" xlink:type="simple" xlink:show="embed" xlink:actuate="onLoad"/></draw:frame>:</text:p>
      <text:p text:style-name="P40"/>
      <text:p text:style-name="P40"><text:bookmark-start text:name="DDE_LINK62"/>%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bookmark-end text:name="DDE_LINK62"/></text:p>
      <text:p text:style-name="P47"/>
      <text:p text:style-name="P28"><text:s text:c="4"/><text:span text:style-name="T21">%output,preserve="false"</text:span></text:p>
      <text:p text:style-name="P28"><text:s text:c="6"/><text:span text:style-name="T21">Result:</text:span> org.jfree.chart.ChartPanel</text:p>
      <text:p text:style-name="P66"><text:span text:style-name="T1">. <text:s text:c="2"/></text:span><text:span text:style-name="T27">%/output</text:span></text:p>
      <text:p text:style-name="P69"/>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7">. <text:s text:c="2"/><text:span text:style-name="T21">%/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4" draw:name="Object108" text:anchor-type="as-char" svg:width="0.7366in" svg:height="0.2008in" draw:z-index="175"><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4" draw:name="Object110" text:anchor-type="as-char" svg:width="0.7366in" svg:height="0.2008in" draw:z-index="176"><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77"><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178"><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1">=</text:p>
      <text:p text:style-name="P54">The rate of change of distance</text:p>
      <text:p text:style-name="P21">=</text:p>
      <text:p text:style-name="P54">The steepness of a distance vs. time line</text:p>
      <text:p text:style-name="P21">=</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5"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168"><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100"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5"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1"><draw:frame draw:style-name="fr4" draw:name="Object112" text:anchor-type="as-char" svg:width="2.6201in" svg:height="0.711in" draw:z-index="104"><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4" draw:name="Object113" text:anchor-type="as-char" svg:width="0.5366in" svg:height="0.2008in" draw:z-index="10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ToString(</text:span>point2[<text:span text:style-name="T7">2</text:span>]<text:span text:style-name="T5">)</text:span>:<text:span text:style-name="T40">" - "</text:span>:</text:p>
      <text:p text:style-name="P28"><text:s text:c="8"/><text:span text:style-name="T41">ToString(</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ToString(</text:span>point2[<text:span text:style-name="T7">1</text:span>]<text:span text:style-name="T5">)</text:span>:<text:span text:style-name="T40">" - "</text:span>:</text:p>
      <text:p text:style-name="P28"><text:s text:c="8"/><text:span text:style-name="T41">ToString(</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ToString(</text:span>rise<text:span text:style-name="T5">)</text:span> :<text:span text:style-name="T40">"/"</text:span>:</text:p>
      <text:p text:style-name="P28"><text:s text:c="12"/><text:span text:style-name="T41">ToString(</text:span>run<text:span text:style-name="T5">)</text:span>: <text:span text:style-name="T40">" = ***"</text:span>:</text:p>
      <text:p text:style-name="P28"><text:s text:c="16"/><text:span text:style-name="T41">ToString(</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5">%/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7">.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88"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88"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20388071" text:style-name="L3">
        <text:list-item>
          <text:p text:style-name="P106"><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106"><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106"><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106"><text:span text:style-name="T6">Input Text Field</text:span> - This text filed enables GeoGebra commands to be entered one at a time.</text:p>
        </text:list-item>
        <text:list-item>
          <text:p text:style-name="P106"><text:span text:style-name="T6">Domain Axis</text:span> - The <text:span text:style-name="T6">horizontal</text:span> axis which is on the bottom of the drawing pad. <text:s/>It is also referred to as the <text:span text:style-name="T6">x</text:span> axis.</text:p>
        </text:list-item>
        <text:list-item>
          <text:p text:style-name="P106"><text:span text:style-name="T6">Range Axis</text:span> - The <text:span text:style-name="T6">vertical</text:span> axis which is on the left side of the drawing pad. <text:s/>It is also referred to as the <text:span text:style-name="T6">y</text:span> axis.</text:p>
        </text:list-item>
        <text:list-item>
          <text:p text:style-name="P106"><text:span text:style-name="T6">Undo, Redo, And Reset Buttons</text:span> - The undo and redo buttons simply undo and redo actions which have been performed in GeoGebra. <text:s/>The reset button erases all entered work.</text:p>
        </text:list-item>
        <text:list-item>
          <text:p text:style-name="P106"><text:span text:style-name="T6">Object Select/Move Button</text:span> - When this button is selected, the mouse pointer can be used to select mathematical objects in the drawing pad and move them if desired.</text:p>
        </text:list-item>
        <text:list-item>
          <text:p text:style-name="P106"><draw:frame draw:style-name="fr3"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106"><draw:frame draw:style-name="fr3"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67"><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2">(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3"><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4"><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07"><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8"><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2"><draw:image xlink:href="Pictures/1000020100000298000001B605395C2C.png" xlink:type="simple" xlink:show="embed" xlink:actuate="onLoad"/></draw:frame><text:soft-page-break/></text:p>
      <text:p text:style-name="P62">(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0"><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1"><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59"><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3"/>
      <text:p text:style-name="P63">%geogebra</text:p>
      <text:p text:style-name="P47"/>
      <text:p text:style-name="P28"><text:soft-page-break/><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5">%/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5">%/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5">%/geogebra</text:p>
      <text:p text:style-name="Text_20_body">After this fold has been executed, the ball which is next to the <text:span text:style-name="T6">speed</text:span> variable in the Free Objects list will need to be selected in order to view the slider for this variable.</text:p>
      <text:p text:style-name="P62"/>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4">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ToString(</text:span>index<text:span text:style-name="T5">)</text:span>, x, y<text:span text:style-name="T5">)</text:span>;</text:p>
      <text:p text:style-name="P28"><text:s text:c="4"/></text:p>
      <text:p text:style-name="P28"><text:s text:c="4"/>index<text:span text:style-name="T5">++</text:span>;</text:p>
      <text:p text:style-name="P28">];</text:p>
      <text:p text:style-name="P47"/>
      <text:p text:style-name="P65">%/mathpiper</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6">While loop</text:span> to simulate the dropping of a ball from a <text:span text:style-name="T6">height</text:span> of <text:span text:style-name="T6">4 units</text:span> and a delay inside of the loop to <text:span text:style-name="T6">regulate the rate</text:span> at which the ball drops:</text:p>
      <text:p text:style-name="P65"/>
      <text:p text:style-name="P65">%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milliseconds before continuing.</text:p>
      <text:p text:style-name="P46"><text:s text:c="4"/>*/</text:p>
      <text:p text:style-name="P46"/>
      <text:p text:style-name="P28"><text:s text:c="4"/><text:span text:style-name="T39">Delay</text:span><text:span text:style-name="T5">(</text:span><text:span text:style-name="T8">40</text:span><text:span text:style-name="T5">);</text:span></text:p>
      <text:p text:style-name="P28"><text:s text:c="4"/></text:p>
      <text:p text:style-name="P28">];</text:p>
      <text:p text:style-name="P47"/>
      <text:p text:style-name="P65">%/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While loop is a call to the <text:span text:style-name="T6">Delay()</text:span> function which waits 40 milliseconds before returning.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68"><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1"><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69"><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0"><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5"><text:bookmark-start text:name="DDE_LINK63"/>%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oft-page-break/><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text:span text:style-name="T39">Delay</text:span><text:span text:style-name="T5">(</text:span><text:span text:style-name="T8">40</text:span><text:span text:style-name="T5">);</text:span></text:p>
      <text:p text:style-name="P28">];</text:p>
      <text:p text:style-name="P47"/>
      <text:p text:style-name="P65">%/mathpiper<text:bookmark-end text:name="DDE_LINK63"/></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5"/>
      <text:p text:style-name="P65"><text:bookmark-start text:name="DDE_LINK46"/>%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39">Delay</text:span><text:span text:style-name="T5">(</text:span><text:span text:style-name="T8">100</text:span><text:span text:style-name="T5">);</text:span></text:p>
      <text:p text:style-name="P28">];</text:p>
      <text:p text:style-name="P47"/>
      <text:p text:style-name="P65">%/mathpiper<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2"><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3"/>
      <text:p text:style-name="P65">%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
      <text:p text:style-name="P46">//Create top and left sides of the rectangle.</text:p>
      <text:p text:style-name="P28">Segment[C1,C2]</text:p>
      <text:p text:style-name="P28">Segment[C2,C3]</text:p>
      <text:p text:style-name="P47"/>
      <text:p text:style-name="P65">%/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4"><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 text:c="4"/><text:span text:style-name="T39">Delay</text:span><text:span text:style-name="T5">(</text:span><text:span text:style-name="T8">100</text:span><text:span text:style-name="T5">);</text:span></text:p>
      <text:p text:style-name="P28">];</text:p>
      <text:p text:style-name="P47"/>
      <text:p text:style-name="P65">%/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text:soft-page-break/>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3">x Change</text:p>
            </table:table-cell>
            <table:table-cell table:style-name="BouncingBallDirections.A1" office:value-type="string">
              <text:p text:style-name="P83">y Change</text:p>
            </table:table-cell>
            <table:table-cell table:style-name="BouncingBallDirections.C1" office:value-type="string">
              <text:p text:style-name="P83">Direction</text:p>
            </table:table-cell>
          </table:table-row>
        </table:table-header-rows>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lef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3"><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99"><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5"><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76"><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7"><draw:image xlink:href="Pictures/10000000000005440000025F8E7422A7.png" xlink:type="simple" xlink:show="embed" xlink:actuate="onLoad"/></draw:frame></text:p>
      <text:p text:style-name="P62"/>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4">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6"><draw:frame draw:style-name="fr4" draw:name="Object78" text:anchor-type="as-char" svg:width="1.4528in" svg:height="0.6571in" draw:z-index="143"><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7">(<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145"><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87"><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6"><draw:frame draw:style-name="fr4" draw:name="Object85" text:anchor-type="as-char" svg:width="3.1862in" svg:height="0.3575in" draw:z-index="14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7">(<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2"><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5"><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96"><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97"><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98"><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
      <text:p text:style-name="Text_20_body"><draw:frame draw:style-name="fr3" draw:name="graphics52" text:anchor-type="paragraph" svg:x="0.7866in" svg:y="0.1772in" svg:width="5.2736in" svg:height="4.9217in" draw:z-index="78"><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3" draw:name="graphics53" text:anchor-type="paragraph" svg:x="0.8098in" svg:y="0.1457in" svg:width="5.2102in" svg:height="4.8626in" draw:z-index="79"><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
      <text:p text:style-name="Text_20_body"><draw:frame draw:style-name="fr3" draw:name="graphics54" text:anchor-type="paragraph" svg:x="0.8465in" svg:y="0.0744in" svg:width="5.2575in" svg:height="5.0555in" draw:z-index="80"><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2"><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3">Result: True</text:p>
      <text:p text:style-name="Preformatted_20_Text"/>
      <text:p text:style-name="Preformatted_20_Text">In&gt; Solve(f(x) == 0, x)</text:p>
      <text:p text:style-name="P33">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3">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3">Result: True</text:p>
      <text:p text:style-name="Preformatted_20_Text"/>
      <text:p text:style-name="Preformatted_20_Text">In&gt; f(x)</text:p>
      <text:p text:style-name="P33">Result: 20*x-(9.8*x^2)/2</text:p>
      <text:p text:style-name="Preformatted_20_Text"/>
      <text:p text:style-name="Preformatted_20_Text">In&gt; g(x) := Differentiate(x) f(x) <text:s/>//Derive the velocity vs. time function.</text:p>
      <text:p text:style-name="P33">Result: True</text:p>
      <text:p text:style-name="Preformatted_20_Text"/>
      <text:p text:style-name="Preformatted_20_Text">In&gt; g(x)</text:p>
      <text:p text:style-name="P33">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3">Result: x==2.040816327</text:p>
      <text:p text:style-name="P33"/>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3">Result: 2.040816327</text:p>
      <text:p text:style-name="P33"/>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3">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3"/>
      <text:p text:style-name="P40"><text:bookmark-start text:name="DDE_LINK44"/><text:bookmark-start text:name="DDE_LINK64"/>%mathpiper,title="Dropping a ball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6"/>
      <text:p text:style-name="P28">x<text:span text:style-name="T28"> </text:span><text:span text:style-name="T38">:=</text:span><text:span text:style-name="T28"> </text:span><text:span text:style-name="T7">1</text:span><text:span text:style-name="T28">; //Set the horizontal position of the ball 1 meter to the right of 0.</text:span></text:p>
      <text:p text:style-name="P47"/>
      <text:p text:style-name="P28">y <text:span text:style-name="T38">:=</text:span> <text:span text:style-name="T7">20</text:span>; <text:span text:style-name="T28">//Set the vertical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the acceleration of gravity to -9.8 meters per second^2.</text:span></text:p>
      <text:p text:style-name="P28"/>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text:p>
      <text:p text:style-name="P28">];</text:p>
      <text:p text:style-name="P47"/>
      <text:p text:style-name="P65">%/mathpiper<text:bookmark-end text:name="DDE_LINK44"/><text:bookmark-end text:name="DDE_LINK64"/></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83"><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79"><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How The Line y := y + v*dt Works</text:h>
      <text:p text:style-name="Text_20_body">An especially important line of code in the above program is <text:span text:style-name="T6">y := y + v*dt</text:span> which <text:soft-page-break/><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85"><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3">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3">Result: True</text:p>
      <text:p text:style-name="Preformatted_20_Text"/>
      <text:p text:style-name="Preformatted_20_Text">In&gt; g(x)</text:p>
      <text:p text:style-name="P33">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3">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0"/>
      <text:p text:style-name="P40">%mathpiper,title="Tossing a ball into the air with gravity."</text:p>
      <text:p text:style-name="P47"/>
      <text:p text:style-name="P28">simulatedTime <text:span text:style-name="T38">:=</text:span> <text:span text:style-name="T7">0</text:span>; <text:span text:style-name="T28">//Simulated time in seconds.</text:span></text:p>
      <text:p text:style-name="P47"><text:soft-page-break/></text:p>
      <text:p text:style-name="P28">dt <text:span text:style-name="T38">:=</text:span> <text:span text:style-name="T7">0</text:span>.<text:span text:style-name="T7">01</text:span>; <text:span text:style-name="T28">//Delta t in seconds: the amount time changes in each loop iteration.</text:span></text:p>
      <text:p text:style-name="P47"/>
      <text:p text:style-name="P28">x <text:span text:style-name="T38">:=</text:span> <text:span text:style-name="T7">1</text:span>; <text:span text:style-name="T28">//Set the horizontal position of the ball 1 meter to the right of 0.</text:span></text:p>
      <text:p text:style-name="P47"/>
      <text:p text:style-name="P28">y <text:span text:style-name="T38">:=</text:span> <text:span text:style-name="T7">0</text:span>; <text:span text:style-name="T28">//Set the vertical position of the ball to 20 meters above the ground.</text:span></text:p>
      <text:p text:style-name="P47"/>
      <text:p text:style-name="P28">v <text:span text:style-name="T38">:=</text:span> <text:span text:style-name="T7">20</text:span>; <text:span text:style-name="T28">//Set the initial velocity of the ball to 0 meters/second.</text:span></text:p>
      <text:p text:style-name="P47"/>
      <text:p text:style-name="P47"><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 <text:s/></text:p>
      <text:p text:style-name="P28">];</text:p>
      <text:p text:style-name="P47"/>
      <text:p text:style-name="P40">%/mathpiper</text:p>
      <text:p text:style-name="P40"/>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0"/>
      <text:p text:style-name="P40">%mathpiper,title="Throwing a ball horizontally with gravity."</text:p>
      <text:p text:style-name="P47"/>
      <text:p text:style-name="P47">simulatedTime <text:span text:style-name="T38">:=</text:span> <text:span text:style-name="T7">0</text:span>; <text:span text:style-name="T28">//Simulated time in seconds.</text:span></text:p>
      <text:p text:style-name="P47"/>
      <text:p text:style-name="P47">dt <text:span text:style-name="T38">:=</text:span> <text:span text:style-name="T7">0</text:span>.<text:span text:style-name="T7">01</text:span>; <text:span text:style-name="T28">//Delta t in seconds: the amount time changes in each loop iteration.</text:span></text:p>
      <text:p text:style-name="P47"/>
      <text:p text:style-name="P47">x <text:span text:style-name="T38">:=</text:span> <text:span text:style-name="T7">1</text:span>; <text:span text:style-name="T28">//Set the horizontal position of the ball 1 meter to the right of 0.</text:span></text:p>
      <text:p text:style-name="P47"/>
      <text:p text:style-name="P47">y <text:span text:style-name="T38">:=</text:span> <text:span text:style-name="T7">0</text:span>; <text:span text:style-name="T28">//Set the vertical position of the ball to 20 meters above the ground.</text:span></text:p>
      <text:p text:style-name="P47"/>
      <text:p text:style-name="P47">v <text:span text:style-name="T38">:=</text:span> <text:span text:style-name="T7">20</text:span>; <text:span text:style-name="T28">//Set the initial velocity of the ball to 0 meters/second.</text:span></text:p>
      <text:p text:style-name="P47"/>
      <text:p text:style-name="P47">g <text:span text:style-name="T38">:=</text:span> <text:span text:style-name="T5">-</text:span><text:span text:style-name="T7">9</text:span>.<text:span text:style-name="T7">8</text:span>; <text:span text:style-name="T28">//Set the acceleration of gravity to -9.8 meters per second.</text:span></text:p>
      <text:p text:style-name="P47"/>
      <text:p text:style-name="P47"><text:span text:style-name="T39">Repeat</text:span><text:span text:style-name="T5">()</text:span></text:p>
      <text:p text:style-name="P47"><text:soft-page-break/>[</text:p>
      <text:p text:style-name="P47"><text:s text:c="4"/><text:span text:style-name="T39">GeoGebraPoint</text:span><text:span text:style-name="T5">(</text:span><text:span text:style-name="T40">"Ball"</text:span>,x,y<text:span text:style-name="T5">)</text:span>; <text:span text:style-name="T28">//Plot the ball.</text:span></text:p>
      <text:p text:style-name="P47"><text:s text:c="4"/></text:p>
      <text:p text:style-name="P47"><text:s text:c="4"/>y <text:span text:style-name="T38">:=</text:span> y <text:span text:style-name="T5">+</text:span> v<text:span text:style-name="T5">*</text:span>dt; <text:span text:style-name="T28">//Calculate the new y position of the ball.</text:span></text:p>
      <text:p text:style-name="P47"><text:s text:c="4"/></text:p>
      <text:p text:style-name="P47"><text:s text:c="4"/>x <text:span text:style-name="T38">:=</text:span> x <text:span text:style-name="T5">+</text:span> <text:span text:style-name="T7">10</text:span>*dt; <text:span text:style-name="T28">//Move the ball to the right at 10 meters/second.</text:span></text:p>
      <text:p text:style-name="P47"><text:s text:c="4"/></text:p>
      <text:p text:style-name="P4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7"><text:s text:c="4"/></text:p>
      <text:p text:style-name="P47"><text:s text:c="4"/>v <text:span text:style-name="T38">:=</text:span> v <text:span text:style-name="T5">+</text:span> g<text:span text:style-name="T5">*</text:span>dt; <text:span text:style-name="T28">//Calculate the new velocity of the ball.</text:span></text:p>
      <text:p text:style-name="P47"><text:s text:c="4"/></text:p>
      <text:p text:style-name="P47"><text:s text:c="4"/>simulatedTime <text:span text:style-name="T38">:=</text:span> simulatedTime <text:span text:style-name="T5">+</text:span> dt; <text:span text:style-name="T28">//Move simulated time ahead .01 seconds.</text:span></text:p>
      <text:p text:style-name="P47"><text:s text:c="4"/></text:p>
      <text:p text:style-name="P47"><text:s text:c="4"/><text:span text:style-name="T39">Delay</text:span><text:span text:style-name="T13">(</text:span><text:span text:style-name="T8">10</text:span><text:span text:style-name="T13">);</text:span><text:span text:style-name="T12"> </text:span><text:span text:style-name="T28">//.01 seconds.</text:span> <text:s text:c="2"/></text:p>
      <text:p text:style-name="P47">];</text:p>
      <text:p text:style-name="Preformatted_20_Text"/>
      <text:p text:style-name="P40">%/mathpiper</text:p>
      <text:p text:style-name="P40"/>
      <text:p text:style-name="P55">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4"><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 <text:s/></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 </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Also give each ball a different horizontal position.</text:p>
      <text:h text:style-name="Heading_20_3" text:outline-level="3">Exercise 5</text:h>
      <text:p text:style-name="Preformatted_20_Text">Create a program that moves a simulated airplane across the drawing pad <text:soft-page-break/>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9 - <text:date style:data-style-name="N37" text:date-value="2010-08-01T01:26:54.86">08/01/10</text:date><text:tab/>Exploring STEM With MathPiper<text:tab/><text:page-number text:select-page="current">2</text:page-number>/<text:page-count>173</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1T19:20:31</meta:creation-date>
    <dc:date>2010-08-01T01:26:54.81</dc:date>
    <meta:editing-cycles>860</meta:editing-cycles>
    <meta:editing-duration>PT468H53M04S</meta:editing-duration>
    <meta:document-statistic meta:table-count="31" meta:image-count="58" meta:object-count="120" meta:page-count="173" meta:paragraph-count="3211" meta:word-count="36350" meta:character-count="23729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